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</style:style>
    <style:style style:name="T2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P3" style:parent-style-name="Επικεφαλίδα1" style:family="paragraph">
      <style:paragraph-properties fo:text-align="center"/>
      <style:text-properties style:font-name="Arial" style:font-name-asian="Arial" style:font-name-complex="Arial" fo:color="#000000" fo:font-size="20pt" style:font-size-asian="20pt" style:font-size-complex="20pt"/>
    </style:style>
    <style:style style:name="P4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/>
    </style:style>
    <style:style style:name="P5" style:parent-style-name="Βασικό" style:family="paragraph">
      <style:paragraph-properties fo:margin-bottom="0in" fo:line-height="115%"/>
    </style:style>
    <style:style style:name="T6" style:parent-style-name="Προεπιλεγμένηγραμματοσειρά" style:family="text">
      <style:text-properties style:font-name="Arial" style:font-name-asian="Arial" style:font-name-complex="Arial"/>
    </style:style>
    <style:style style:name="T7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8" style:parent-style-name="Προεπιλεγμένηγραμματοσειρά" style:family="text">
      <style:text-properties style:font-name="Arial" style:font-name-asian="Arial" style:font-name-complex="Arial"/>
    </style:style>
    <style:style style:name="P9" style:parent-style-name="Βασικό" style:family="paragraph">
      <style:paragraph-properties fo:margin-bottom="0in" fo:line-height="115%"/>
      <style:text-properties style:font-name="Arial" style:font-name-asian="Arial" style:font-name-complex="Arial"/>
    </style:style>
    <style:style style:name="P10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/>
    </style:style>
    <style:style style:name="P11" style:parent-style-name="Βασικό" style:family="paragraph">
      <style:paragraph-properties fo:margin-bottom="0in" fo:line-height="115%"/>
      <style:text-properties style:font-name="Arial" style:font-name-asian="Arial" style:font-name-complex="Arial"/>
    </style:style>
    <style:style style:name="P12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/>
    </style:style>
    <style:style style:name="P13" style:parent-style-name="Βασικό" style:family="paragraph">
      <style:paragraph-properties fo:margin-bottom="0in" fo:line-height="115%"/>
      <style:text-properties style:font-name="Arial" style:font-name-asian="Arial" style:font-name-complex="Arial"/>
    </style:style>
    <style:style style:name="P14" style:parent-style-name="Βασικό" style:family="paragraph">
      <style:paragraph-properties fo:margin-bottom="0in" fo:line-height="115%"/>
      <style:text-properties style:font-name="Arial" style:font-name-asian="Arial" style:font-name-complex="Arial"/>
    </style:style>
    <style:style style:name="TableColumn16" style:family="table-column">
      <style:table-column-properties style:column-width="0.4895in" style:use-optimal-column-width="false"/>
    </style:style>
    <style:style style:name="TableColumn17" style:family="table-column">
      <style:table-column-properties style:column-width="1in" style:use-optimal-column-width="false"/>
    </style:style>
    <style:style style:name="TableColumn18" style:family="table-column">
      <style:table-column-properties style:column-width="1.3437in" style:use-optimal-column-width="false"/>
    </style:style>
    <style:style style:name="TableColumn19" style:family="table-column">
      <style:table-column-properties style:column-width="1.3958in" style:use-optimal-column-width="false"/>
    </style:style>
    <style:style style:name="TableColumn20" style:family="table-column">
      <style:table-column-properties style:column-width="1.3645in" style:use-optimal-column-width="false"/>
    </style:style>
    <style:style style:name="Table15" style:family="table">
      <style:table-properties style:width="5.5937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</style:style>
    <style:style style:name="T24" style:parent-style-name="Προεπιλεγμένηγραμματοσειρά" style:family="text">
      <style:text-properties style:font-name="Arial" style:font-name-asian="Arial" style:font-name-complex="Arial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  <style:text-properties style:font-name="Arial" style:font-name-asian="Arial" style:font-name-complex="Arial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Βασικό" style:family="paragraph">
      <style:paragraph-properties fo:widows="0" fo:orphans="0" fo:border="0in solid #FFFFFF" fo:padding="0.4305in" style:shadow="#000000 0in 0in" fo:text-align="center" fo:margin-bottom="0in" fo:line-height="100%"/>
    </style:style>
    <style:style style:name="P77" style:parent-style-name="Βασικό" style:family="paragraph">
      <style:paragraph-properties fo:margin-bottom="0in" fo:line-height="115%"/>
      <style:text-properties style:font-name="Arial" style:font-name-asian="Arial" style:font-name-complex="Arial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<text:span text:style-name="T2">Φύλλο Εργασίας 2</text:span></text:h>
      <text:h text:style-name="P3" text:outline-level="1">Φωτοαντίσταση με Arduino</text:h>
      <text:h text:style-name="P4" text:outline-level="2"><text:bookmark-start text:name="_heading=h.5y8vc6in39g"/><text:bookmark-end text:name="_heading=h.5y8vc6in39g"/>Δραστηριότητα 1</text:h>
      <text:p text:style-name="P5"><text:span text:style-name="T6">Μπείτε στο<text:s/></text:span><text:a xlink:href="https://www.circuitbasics.com/how-to-use-photoresistors-to-detect-light-on-an-arduino/" office:target-frame-name="_top" xlink:show="replace"><text:span text:style-name="T7">https://www.circuitbasics.com/how-to-use-photoresistors-to-detect-light-on-an-arduino/</text:span></text:a><text:span text:style-name="T8"><text:s/></text:span></text:p>
      <text:p text:style-name="P9">και κάντε το παράδειγμα με την αντίσταση των 220Ω.</text:p>
      <text:h text:style-name="P10" text:outline-level="2"><text:bookmark-start text:name="_heading=h.emywo497br93"/><text:bookmark-end text:name="_heading=h.emywo497br93"/>Δραστηριότητα 2</text:h>
      <text:p text:style-name="P11">Μελετήστε τις τιμές που δίνει η φωτοαντίσταση (δηλαδή τις τιμές που διαβάζουμε στην αναλογική είσοδο). Προσπαθήστε να βρείτε τις οριακές τιμές της φωτοαντίστασης στο απόλυτο σκοτάδι (καλύπτοντάς την με το χέρι), ή σε έντονο φως (φωτίζοντάς την με ένα φακό). Καταγράψτε αυτές τις οριακές τιμές, όπως επίσης και την “κανονική” τιμή στον παρακάτω πίνακα.<text:s/></text:p>
      <text:h text:style-name="P12" text:outline-level="2"><text:bookmark-start text:name="_heading=h.lu657s71n3uk"/><text:bookmark-end text:name="_heading=h.lu657s71n3uk"/>Δραστηριότητα 3</text:h>
      <text:p text:style-name="P13">Συμπληρώστε ολόκληρο τον πίνακα, αλλάζοντας κατάλληλα την αντίσταση των 220Ω.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Α/Α</text:span></text:p>
          </table:table-cell>
          <table:table-cell table:style-name="TableCell25">
            <text:p text:style-name="P26">Αντίσταση</text:p>
          </table:table-cell>
          <table:table-cell table:style-name="TableCell27">
            <text:p text:style-name="P28">Τιμή που δίνει η φωτοαντίσταση <text:s/>σε κανονικές συνθήκες</text:p>
          </table:table-cell>
          <table:table-cell table:style-name="TableCell29">
            <text:p text:style-name="P30">Τιμή που δίνει η φωτοαντίσταση στο σκοτάδι</text:p>
          </table:table-cell>
          <table:table-cell table:style-name="TableCell31">
            <text:p text:style-name="P32">Τιμή που δίνει η φωτοαντίσταση σε έντονο φως</text:p>
          </table:table-cell>
        </table:table-row>
        <table:table-row table:style-name="TableRow33">
          <table:table-cell table:style-name="TableCell34">
            <text:p text:style-name="P35">1</text:p>
          </table:table-cell>
          <table:table-cell table:style-name="TableCell36">
            <text:p text:style-name="P37">220Ω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P48">1ΚΩ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>2.2ΚΩ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4</text:p>
          </table:table-cell>
          <table:table-cell table:style-name="TableCell69">
            <text:p text:style-name="P70">10ΚΩ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2:00Z</meta:creation-date>
    <dc:date>2025-05-11T18:12:00Z</dc:date>
    <meta:template xlink:href="Normal.dotm" xlink:type="simple"/>
    <meta:editing-cycles>2</meta:editing-cycles>
    <meta:editing-duration>PT0S</meta:editing-duration>
    <meta:document-statistic meta:page-count="1" meta:paragraph-count="1" meta:word-count="153" meta:character-count="981" meta:row-count="6" meta:non-whitespace-character-count="829"/>
  </office:meta>
</office:document-meta>
</file>